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3cm"/>
    </style:style>
    <style:style style:name="Tabela1.E" style:family="table-column">
      <style:table-column-properties style:column-width="3.4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399cm"/>
    </style:style>
    <style:style style:name="Tabela2.B" style:family="table-column">
      <style:table-column-properties style:column-width="3.403cm"/>
    </style:style>
    <style:style style:name="Tabela2.E" style:family="table-column">
      <style:table-column-properties style:column-width="3.41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3.403cm"/>
    </style:style>
    <style:style style:name="Tabela3.E" style:family="table-column">
      <style:table-column-properties style:column-width="3.41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a76a" officeooo:paragraph-rsid="0011a76a"/>
    </style:style>
    <style:style style:name="P2" style:family="paragraph" style:parent-style-name="Table_20_Contents">
      <style:text-properties officeooo:paragraph-rsid="0011a76a"/>
    </style:style>
    <style:style style:name="P3" style:family="paragraph" style:parent-style-name="Standard">
      <style:text-properties officeooo:rsid="001161dc" officeooo:paragraph-rsid="001161dc"/>
    </style:style>
    <style:style style:name="P4" style:family="paragraph" style:parent-style-name="Standard">
      <style:text-properties officeooo:rsid="001161dc" officeooo:paragraph-rsid="0011a76a"/>
    </style:style>
    <style:style style:name="P5" style:family="paragraph" style:parent-style-name="Standard">
      <style:text-properties officeooo:rsid="0011a76a" officeooo:paragraph-rsid="0011a76a"/>
    </style:style>
    <style:style style:name="P6" style:family="paragraph" style:parent-style-name="Standard">
      <style:text-properties officeooo:rsid="00120c27" officeooo:paragraph-rsid="00120c27"/>
    </style:style>
    <style:style style:name="P7" style:family="paragraph" style:parent-style-name="Standard">
      <style:text-properties officeooo:rsid="001161dc" officeooo:paragraph-rsid="001161dc"/>
    </style:style>
    <style:style style:name="P8" style:family="paragraph" style:parent-style-name="Standard">
      <style:text-properties officeooo:rsid="00130026" officeooo:paragraph-rsid="00130026"/>
    </style:style>
    <style:style style:name="P9" style:family="paragraph" style:parent-style-name="Standard">
      <style:text-properties officeooo:rsid="00120c27" officeooo:paragraph-rsid="00120c27"/>
    </style:style>
    <style:style style:name="T1" style:family="text">
      <style:text-properties officeooo:rsid="0011a76a"/>
    </style:style>
    <style:style style:name="T2" style:family="text">
      <style:text-properties officeooo:rsid="00130026"/>
    </style:style>
    <style:style style:name="T3" style:family="text">
      <style:text-properties officeooo:rsid="001161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studo de caso Percurso Mínimo:</text:p>
      <text:p text:style-name="P3"/>
      <text:p text:style-name="P8">Imagine que você esteja no nó 1 e deseja muito chegar ao nó 4. Porém o caminho está cheio de formigas e você quer pisar na menor quantidade possível. Para isso será utilizado o algoritmo de percurso mínimo, <text:span text:style-name="T3">onde o nó 1 é o fonte e 4 o destino, </text:span>e as formigas são o custo de cada arco entre nós<text:span text:style-name="T3">: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column table:style-name="Tabela1.E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3</text:p>
          </table:table-cell>
          <table:table-cell table:style-name="Tabela1.E1" office:value-type="string">
            <text:p text:style-name="P1">4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20</text:p>
          </table:table-cell>
          <table:table-cell table:style-name="Tabela1.E2" office:value-type="string">
            <text:p text:style-name="P1">35</text:p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0</text:p>
          </table:table-cell>
          <table:table-cell table:style-name="Tabela1.E2" office:value-type="string">
            <text:p text:style-name="P1">20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22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5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15</text:p>
          </table:table-cell>
          <table:table-cell table:style-name="Tabela1.A2" office:value-type="string">
            <text:p text:style-name="P1">25</text:p>
          </table:table-cell>
          <table:table-cell table:style-name="Tabela1.A2" office:value-type="string">
            <text:p text:style-name="P1">30</text:p>
          </table:table-cell>
          <table:table-cell table:style-name="Tabela1.E2" office:value-type="string">
            <text:p text:style-name="P1">0</text:p>
          </table:table-cell>
        </table:table-row>
      </table:table>
      <text:p text:style-name="P3"/>
      <text:p text:style-name="P3"/>
      <text:p text:style-name="P3">Para se chegar ao nó <text:span text:style-name="T1">4</text:span> como destino são desnecessários quaisquer arcos que saem de <text:span text:style-name="T1">4</text:span>, ou arcos que chegam ao destino. Isto pois percorrer o mesmo arco mais de uma vez pode gerar um ciclo e custo desnecessário para percorrer todo o caminho. Desta forma são eliminadas a coluna 1 e linha <text:span text:style-name="T1">4</text:span> (coluna fonte e linha destino). </text:p>
      <text:p text:style-name="P3">Tambem são removidos os arcos que vão dó nó até ele mesmo, pois se não ocorreriam ciclos.</text:p>
      <text:p text:style-name="P3">Arcos removidos são marcados com un de undefined.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A" table:number-columns-repeated="2"/>
        <table:table-column table:style-name="Tabela2.E"/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1">1</text:p>
          </table:table-cell>
          <table:table-cell table:style-name="Tabela2.A1" office:value-type="string">
            <text:p text:style-name="P1">2</text:p>
          </table:table-cell>
          <table:table-cell table:style-name="Tabela2.A1" office:value-type="string">
            <text:p text:style-name="P1">3</text:p>
          </table:table-cell>
          <table:table-cell table:style-name="Tabela2.E1" office:value-type="string">
            <text:p text:style-name="P1">4</text:p>
          </table:table-cell>
        </table:table-row>
        <table:table-row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5</text:p>
          </table:table-cell>
          <table:table-cell table:style-name="Tabela2.A2" office:value-type="string">
            <text:p text:style-name="P1">35</text:p>
          </table:table-cell>
          <table:table-cell table:style-name="Tabela2.E2" office:value-type="string">
            <text:p text:style-name="P1">32</text:p>
          </table:table-cell>
        </table:table-row>
        <table:table-row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10</text:p>
          </table:table-cell>
          <table:table-cell table:style-name="Tabela2.E2" office:value-type="string">
            <text:p text:style-name="P1">20</text:p>
          </table:table-cell>
        </table:table-row>
        <table:table-row>
          <table:table-cell table:style-name="Tabela2.A2" office:value-type="string">
            <text:p text:style-name="P1">3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22</text:p>
          </table:table-cell>
          <table:table-cell table:style-name="Tabela2.A2" office:value-type="string">
            <text:p text:style-name="P1">un</text:p>
          </table:table-cell>
          <table:table-cell table:style-name="Tabela2.E2" office:value-type="string">
            <text:p text:style-name="P1">25</text:p>
          </table:table-cell>
        </table:table-row>
        <table:table-row>
          <table:table-cell table:style-name="Tabela2.A2" office:value-type="string">
            <text:p text:style-name="P1">4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un</text:p>
          </table:table-cell>
          <table:table-cell table:style-name="Tabela2.A2" office:value-type="string">
            <text:p text:style-name="P1">un</text:p>
          </table:table-cell>
          <table:table-cell table:style-name="Tabela2.E2" office:value-type="string">
            <text:p text:style-name="P1">un</text:p>
          </table:table-cell>
        </table:table-row>
      </table:table>
      <text:p text:style-name="P4"/>
      <text:p text:style-name="P3">O algor<text:span text:style-name="T1">itmo ordena os arcos de cada nó pelo custo mais baixo para o mais alto, do forma que fica:</text:span></text:p>
      <text:p text:style-name="P3"/>
      <text:p text:style-name="P5">1: 2(5) → 4(32) → 3(35)</text:p>
      <text:p text:style-name="P5">2: 3(10) →4(20)</text:p>
      <text:p text:style-name="P5">3: 2(22) → 4(25)</text:p>
      <text:p text:style-name="P5">4: nenhum</text:p>
      <text:p text:style-name="P5"/>
      <text:p text:style-name="P5"><text:s/>Logo se inicia do nó fonte pelo arco menos custoso (1 para 2), de modo que se elimina todos os arcos com destino até o 2. Este seria o arco (3 para 5). A tabela ficaria o seguinte:</text:p>
      <text:p text:style-name="P5"/>
      <text:p text:style-name="P4"/>
      <table:table table:name="Tabela3" table:style-name="Tabela3">
        <table:table-column table:style-name="Tabela3.A"/>
        <table:table-column table:style-name="Tabela3.B"/>
        <table:table-column table:style-name="Tabela3.A" table:number-columns-repeated="2"/>
        <table:table-column table:style-name="Tabela3.E"/>
        <table:table-row>
          <table:table-cell table:style-name="Tabela3.A1" office:value-type="string">
            <text:p text:style-name="P1">atual(no2)</text:p>
          </table:table-cell>
          <table:table-cell table:style-name="Tabela3.A1" office:value-type="string">
            <text:p text:style-name="P1">1</text:p>
          </table:table-cell>
          <table:table-cell table:style-name="Tabela3.A1" office:value-type="string">
            <text:p text:style-name="P1">2</text:p>
          </table:table-cell>
          <table:table-cell table:style-name="Tabela3.A1" office:value-type="string">
            <text:p text:style-name="P1">3</text:p>
          </table:table-cell>
          <table:table-cell table:style-name="Tabela3.E1" office:value-type="string">
            <text:p text:style-name="P1">4</text:p>
          </table:table-cell>
        </table:table-row>
        <table:table-row>
          <table:table-cell table:style-name="Tabela3.A2" office:value-type="string">
            <text:p text:style-name="P1">1 (visitado)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5</text:p>
          </table:table-cell>
          <table:table-cell table:style-name="Tabela3.A2" office:value-type="string">
            <text:p text:style-name="P1">35</text:p>
          </table:table-cell>
          <table:table-cell table:style-name="Tabela3.E2" office:value-type="string">
            <text:p text:style-name="P1">32</text:p>
          </table:table-cell>
        </table:table-row>
        <table:table-row>
          <table:table-cell table:style-name="Tabela3.A2" office:value-type="string">
            <text:p text:style-name="P1">2 (visitado)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10</text:p>
          </table:table-cell>
          <table:table-cell table:style-name="Tabela3.E2" office:value-type="string">
            <text:p text:style-name="P1">20</text:p>
          </table:table-cell>
        </table:table-row>
        <table:table-row>
          <table:table-cell table:style-name="Tabela3.A2" office:value-type="string">
            <text:p text:style-name="P1">3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E2" office:value-type="string">
            <text:p text:style-name="P1">25</text:p>
          </table:table-cell>
        </table:table-row>
        <table:table-row>
          <table:table-cell table:style-name="Tabela3.A2" office:value-type="string">
            <text:p text:style-name="P1">4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A2" office:value-type="string">
            <text:p text:style-name="P1">un</text:p>
          </table:table-cell>
          <table:table-cell table:style-name="Tabela3.E2" office:value-type="string">
            <text:p text:style-name="P1">un</text:p>
          </table:table-cell>
        </table:table-row>
      </table:table>
      <text:p text:style-name="P4"/>
      <text:p text:style-name="P5">1: 2(5) → 4(32) → 3(35)</text:p>
      <text:p text:style-name="P5">2: 3(10) →4(20)</text:p>
      <text:p text:style-name="P5"><text:soft-page-break/>3: 4(25)</text:p>
      <text:p text:style-name="P5">4: nenhum</text:p>
      <text:p text:style-name="P5"/>
      <text:p text:style-name="P6">Agora que estamos no nó 2 pegamos o arco menos custoso desse, que vai até o 3. Como o nó 1 já foi visitado, o arco (1 para 3) não é removido. Isto pois senão poderiamos estar eliminando um caminho melhor do que está sendo verificado atualmente, por exemplo se o arco (1 para 3) valesse 10, de modo que o custo até o 3 seria 10 aqo invés de 15 que é o custo atual.</text:p>
      <text:p text:style-name="P6">Do nó 3 vamos ao 4 e não eliminamos nenhum arco pois não há nenhum que vá até 4 e não esteja em um nó não visitado, agora com o custo até o arco 4 em mente (50), pelo caminho 1→2→3→4, voltamos do arco 4 para o 3. Ele não possui mais nenhum arco valido, então voltamos ao arco 2, que possui um caminho até 4 valendo 20. No total esse caminho 1→2→4 custa 25. Como é menos custoso que o caminho anterior (50) nós guardamos este como o caminho otimo até agora.</text:p>
      <text:p text:style-name="P6">Não há mais arcos no nó 2 e voltamos para o nó 1. O próximo arco é o (1 para 4) valendo 32. Este é mais custoso que o caminho anterior, logo não é salvo. E agora vamos pelo arco (1 para 3). <text:line-break/>Cada nó guarda qual é o melhor caminho a partir do mesmo até o final, e como o nó 4 já foi visitado este indica que é o caminho de 3 para 4 pelo arco (3 para 4). Contudo este caminho (custo 60) ainda é mais custoso que o de 25.<text:line-break/>Não há mais arcos validos para percorrer, o algoritmo chegou ao fim e o percurso minimo escolhido foi o de 1→2→4 com custo de 25 <text:span text:style-name="T2">formiga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6:41.989495140</meta:creation-date>
    <dc:date>2018-04-09T17:33:28.899264526</dc:date>
    <meta:editing-duration>PT11M36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2" meta:paragraph-count="91" meta:word-count="599" meta:character-count="2697" meta:non-whitespace-character-count="2186"/>
  </office:meta>
</office:document-meta>
</file>